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ae888" officeooo:paragraph-rsid="003ae888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b915e" officeooo:paragraph-rsid="003b915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b915e" officeooo:paragraph-rsid="007b0713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c4bed" officeooo:paragraph-rsid="003c4be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04e6cd" officeooo:paragraph-rsid="0004e6c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fo:font-size="14pt" fo:font-style="normal" fo:font-weight="normal" officeooo:rsid="0005f067" officeooo:paragraph-rsid="0005f06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fo:font-size="14pt" fo:font-style="normal" fo:font-weight="normal" officeooo:rsid="0005f067" officeooo:paragraph-rsid="000bca35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1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officeooo:paragraph-rsid="000bca35"/>
    </style:style>
    <style:style style:name="P9" style:family="paragraph" style:parent-style-name="Standard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officeooo:paragraph-rsid="000bca35"/>
    </style:style>
    <style:style style:name="P10" style:family="paragraph" style:parent-style-name="Standard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officeooo:paragraph-rsid="000f47cb"/>
    </style:style>
    <style:style style:name="P11" style:family="paragraph" style:parent-style-name="Standard" style:list-style-name="L2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fo:font-weight="bold" officeooo:paragraph-rsid="000f47cb" style:font-weight-asian="bold" style:font-weight-complex="bold"/>
    </style:style>
    <style:style style:name="T1" style:family="text">
      <style:text-properties officeooo:rsid="0071792c"/>
    </style:style>
    <style:style style:name="T2" style:family="text">
      <style:text-properties officeooo:rsid="00050796"/>
    </style:style>
    <style:style style:name="T3" style:family="text">
      <style:text-properties officeooo:rsid="00091871"/>
    </style:style>
    <style:style style:name="T4" style:family="text">
      <style:text-properties officeooo:rsid="000bca35"/>
    </style:style>
    <style:style style:name="T5" style:family="text">
      <style:text-properties officeooo:rsid="000c3393"/>
    </style:style>
    <style:style style:name="T6" style:family="text">
      <style:text-properties fo:font-size="14pt" fo:font-style="normal" fo:font-weight="normal" officeooo:rsid="000c3393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0cce8a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0cebf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0e5454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074496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0f47cb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officeooo:rsid="000f47cb" style:font-size-asian="12.25pt" style:font-style-asian="normal" style:font-size-complex="14pt" style:font-style-complex="normal"/>
    </style:style>
    <style:style style:name="T13" style:family="text">
      <style:text-properties fo:font-size="14pt" fo:font-style="italic" officeooo:rsid="000f47cb" style:font-size-asian="12.25pt" style:font-style-asian="italic" style:font-size-complex="14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76054038165124771" text:style-name="L1">
        <text:list-item>
          <text:p text:style-name="P1">Bảng đen</text:p>
        </text:list-item>
        <text:list-item>
          <text:p text:style-name="P1">Búa</text:p>
        </text:list-item>
        <text:list-item>
          <text:p text:style-name="P2">Cây</text:p>
        </text:list-item>
        <text:list-item>
          <text:p text:style-name="P2">Chữ thập</text:p>
        </text:list-item>
        <text:list-item>
          <text:p text:style-name="P2">Chuông chùa </text:p>
        </text:list-item>
        <text:list-item>
          <text:p text:style-name="P2">Chim trời</text:p>
        </text:list-item>
        <text:list-item>
          <text:p text:style-name="P2">Con <text:span text:style-name="T1">ốc sên</text:span></text:p>
        </text:list-item>
        <text:list-item>
          <text:p text:style-name="P4">Số một</text:p>
        </text:list-item>
        <text:list-item>
          <text:p text:style-name="P2">Hạt kim cương</text:p>
        </text:list-item>
        <text:list-item>
          <text:p text:style-name="P3">Trái tim</text:p>
        </text:list-item>
        <text:list-item>
          <text:p text:style-name="P5"><text:s/>Cá voi</text:p>
        </text:list-item>
        <text:list-item>
          <text:p text:style-name="P5"><text:s/>Cây nấm</text:p>
        </text:list-item>
        <text:list-item>
          <text:p text:style-name="P5"><text:s/><text:span text:style-name="T3">Một nút chai</text:span></text:p>
        </text:list-item>
        <text:list-item>
          <text:p text:style-name="P5"><text:s/><text:span text:style-name="T2">Cây nấm v2</text:span></text:p>
        </text:list-item>
        <text:list-item>
          <text:p text:style-name="P6"><text:s/>Ống khói</text:p>
        </text:list-item>
        <text:list-item>
          <text:p text:style-name="P6"><text:s/><text:span text:style-name="T4">Lọ</text:span></text:p>
        </text:list-item>
        <text:list-item>
          <text:p text:style-name="P6"><text:span text:style-name="T4"><text:s/>Một ngôi nhà</text:span></text:p>
        </text:list-item>
        <text:list-item>
          <text:p text:style-name="P7"><text:span text:style-name="T4"><text:s/>Hai ngôi nhà</text:span></text:p>
        </text:list-item>
        <text:list-item>
          <text:p text:style-name="P7"><text:span text:style-name="T4"><text:s/></text:span><text:span text:style-name="T5">Vòng xích</text:span></text:p>
        </text:list-item>
        <text:list-item>
          <text:p text:style-name="P8"><text:span text:style-name="T6"><text:s/></text:span><text:span text:style-name="T7">Khúc xương</text:span></text:p>
        </text:list-item>
        <text:list-item>
          <text:p text:style-name="P8"><text:span text:style-name="T7"><text:s/></text:span><text:span text:style-name="T8">Hàng hóa</text:span></text:p>
        </text:list-item>
        <text:list-item>
          <text:p text:style-name="P8"><text:span text:style-name="T8"><text:s/></text:span><text:span text:style-name="T9">Lọ mực</text:span></text:p>
        </text:list-item>
      </text:list>
      <text:p text:style-name="P9"><text:span text:style-name="T10"/></text:p>
      <text:p text:style-name="P10"><text:span text:style-name="T11">Nguồn:</text:span></text:p>
      <text:list xml:id="list4649272246315332911" text:style-name="L2">
        <text:list-item>
          <text:p text:style-name="P11"><text:span text:style-name="T12">"</text:span><text:span text:style-name="T13">Trí Uẩn</text:span><text:span text:style-name="T12">: Minh họa 28 bài thơ ngụ ngôn La Fontaine"</text:span><text:span text:style-name="T11"> NXB Kim Đồng, in xong và nộp lưu chiếu tháng 4/2012.</text:span></text:p>
        </text:list-item>
        <text:list-item>
          <text:p text:style-name="P11"><text:a xlink:type="simple" xlink:href="http://trochoihoctap.com/"><text:span text:style-name="T11">http://trochoihoctap.com</text:span></text:a><text:span text:style-name="T11">.</text:span></text:p>
        </text:list-item>
        <text:list-item>
          <text:p text:style-name="P11"><text:span text:style-name="T11">Sách hướng dẫn đi kèm với bộ trò chơi </text:span><text:span text:style-name="T13">Trí Uẩn</text:span><text:span text:style-name="T1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2cm" style:type="center"/>
          <style:tab-stop style:position="18.56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82cm" style:type="center"/>
          <style:tab-stop style:position="18.56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41S</meta:editing-duration>
    <meta:editing-cycles>15</meta:editing-cycles>
    <meta:generator>LibreOffice/4.0.2.2$Windows_x86 LibreOffice_project/4c82dcdd6efcd48b1d8bba66bfe1989deee49c3</meta:generator>
    <dc:date>2014-07-30T19:23:17.53</dc:date>
    <meta:document-statistic meta:table-count="0" meta:image-count="0" meta:object-count="0" meta:page-count="1" meta:paragraph-count="26" meta:word-count="107" meta:character-count="434" meta:non-whitespace-character-count="365"/>
    <meta:user-defined meta:name="Info 1"/>
    <meta:user-defined meta:name="Info 2"/>
    <meta:user-defined meta:name="Info 3"/>
    <meta:user-defined meta:name="Info 4"/>
  </office:meta>
</office:document-meta>
</file>